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Apple</text:p>
          </table:table-cell>
          <table:table-cell table:style-name="ce3" office:value-type="float" office:value="130" calcext:value-type="float">
            <text:p>130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Avocado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Banana</text:p>
          </table:table-cell>
          <table:table-cell table:style-name="ce3" office:value-type="float" office:value="110" calcext:value-type="float">
            <text:p>110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Cantaloupe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Grapefruit</text:p>
          </table:table-cell>
          <table:table-cell table:style-name="ce3"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pes</text:p>
          </table:table-cell>
          <table:table-cell table:style-name="ce3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oneydew Melon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wifruit</text:p>
          </table:table-cell>
          <table:table-cell table:style-name="ce3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mon</text:p>
          </table:table-cell>
          <table:table-cell table:style-name="ce3"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me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ctarine</text:p>
          </table:table-cell>
          <table:table-cell table:style-name="ce3"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ange</text:p>
          </table:table-cell>
          <table:table-cell table:style-name="ce3"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ach</text:p>
          </table:table-cell>
          <table:table-cell table:style-name="ce3"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ar</text:p>
          </table:table-cell>
          <table:table-cell table:style-name="ce3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neapple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ums</text:p>
          </table:table-cell>
          <table:table-cell table:style-name="ce3" office:value-type="float" office:value="70" calcext:value-type="float">
            <text:p>7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awberries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eet Cherries</text:p>
          </table:table-cell>
          <table:table-cell table:style-name="ce3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ngerine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termelon</text:p>
          </table:table-cell>
          <table:table-cell table:style-name="ce3" office:value-type="float" office:value="80" calcext:value-type="float">
            <text:p>80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Apple</text:p>
            <text:p>1 large</text:p>
            <text:p>(242 g/</text:p>
            <text:p>8 oz)</text:p>
          </table:table-cell>
          <table:table-cell table:style-name="ce3" office:value-type="float" office:value="130" calcext:value-type="float">
            <text:p>130</text:p>
          </table:table-cell>
        </table:table-row>
        <table:table-row table:style-name="ro3">
          <table:table-cell table:number-columns-repeated="3"/>
          <table:table-cell table:style-name="ce2" office:value-type="string" calcext:value-type="string">
            <text:p>Avocado</text:p>
            <text:p>California,</text:p>
            <text:p>1/5 medium</text:p>
            <text:p>(30 g/</text:p>
            <text:p>1.1 oz)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Banana</text:p>
            <text:p>1 medium</text:p>
            <text:p>(126 g/</text:p>
            <text:p>4.5 oz)</text:p>
          </table:table-cell>
          <table:table-cell table:style-name="ce3" office:value-type="float" office:value="110" calcext:value-type="float">
            <text:p>110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Cantaloupe</text:p>
            <text:p>1/4 medium</text:p>
            <text:p>(134 g/</text:p>
            <text:p>4.8 oz)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Grapefruit</text:p>
            <text:p>1/2 medium</text:p>
            <text:p>(154 g/</text:p>
            <text:p>5.5 oz)</text:p>
          </table:table-cell>
          <table:table-cell table:style-name="ce3" office:value-type="float" office:value="60" calcext:value-type="float">
            <text:p>60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Grapes</text:p>
            <text:p>3/4 cup</text:p>
            <text:p>(126 g/</text:p>
            <text:p>4.5 oz)</text:p>
          </table:table-cell>
          <table:table-cell table:style-name="ce3" office:value-type="float" office:value="90" calcext:value-type="float">
            <text:p>90</text:p>
          </table:table-cell>
        </table:table-row>
        <table:table-row table:style-name="ro4">
          <table:table-cell table:number-columns-repeated="3"/>
          <table:table-cell table:style-name="ce2" office:value-type="string" calcext:value-type="string">
            <text:p>Honeydew </text:p>
            <text:p>Melon</text:p>
            <text:p>1/10 medium</text:p>
            <text:p>melon</text:p>
            <text:p>(134 g/</text:p>
            <text:p>4.8 oz)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Kiwifruit</text:p>
            <text:p>2 medium</text:p>
            <text:p>(148 g/</text:p>
            <text:p>5.3 oz)</text:p>
          </table:table-cell>
          <table:table-cell table:style-name="ce3" office:value-type="float" office:value="90" calcext:value-type="float">
            <text:p>90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Lemon</text:p>
            <text:p>1 medium</text:p>
            <text:p>(58 g/</text:p>
            <text:p>2.1 oz)</text:p>
          </table:table-cell>
          <table:table-cell table:style-name="ce3" office:value-type="float" office:value="15" calcext:value-type="float">
            <text:p>15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Lime</text:p>
            <text:p>1 medium</text:p>
            <text:p>(67 g/</text:p>
            <text:p>2.4 oz)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Nectarine</text:p>
            <text:p>1 medium</text:p>
            <text:p>(140 g/</text:p>
            <text:p>5.0 oz)</text:p>
          </table:table-cell>
          <table:table-cell table:style-name="ce3" office:value-type="float" office:value="60" calcext:value-type="float">
            <text:p>60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Orange</text:p>
            <text:p>1 medium</text:p>
            <text:p>(154 g/</text:p>
            <text:p>5.5 oz)</text:p>
          </table:table-cell>
          <table:table-cell table:style-name="ce3" office:value-type="float" office:value="80" calcext:value-type="float">
            <text:p>80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Peach</text:p>
            <text:p>1 medium</text:p>
            <text:p>(147 g/</text:p>
            <text:p>5.3 oz)</text:p>
          </table:table-cell>
          <table:table-cell table:style-name="ce3" office:value-type="float" office:value="60" calcext:value-type="float">
            <text:p>60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Pear</text:p>
            <text:p>1 medium</text:p>
            <text:p>(166 g/</text:p>
            <text:p>5.9 oz)</text:p>
          </table:table-cell>
          <table:table-cell table:style-name="ce3" office:value-type="float" office:value="100" calcext:value-type="float">
            <text:p>100</text:p>
          </table:table-cell>
        </table:table-row>
        <table:table-row table:style-name="ro3">
          <table:table-cell table:number-columns-repeated="3"/>
          <table:table-cell table:style-name="ce2" office:value-type="string" calcext:value-type="string">
            <text:p>Pineapple</text:p>
            <text:p>2 slices,</text:p>
            <text:p>3" diameter,</text:p>
            <text:p>3/4" thick</text:p>
            <text:p>(112 g/4 oz)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Plums</text:p>
            <text:p>2 medium</text:p>
            <text:p>(151 g/</text:p>
            <text:p>5.4 oz)</text:p>
          </table:table-cell>
          <table:table-cell table:style-name="ce3" office:value-type="float" office:value="70" calcext:value-type="float">
            <text:p>70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Strawberries</text:p>
            <text:p>8 medium</text:p>
            <text:p>(147 g/</text:p>
            <text:p>5.3 oz)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4">
          <table:table-cell table:number-columns-repeated="3"/>
          <table:table-cell table:style-name="ce2" office:value-type="string" calcext:value-type="string">
            <text:p>Sweet</text:p>
            <text:p>Cherries</text:p>
            <text:p>21 cherries;</text:p>
            <text:p>1 cup</text:p>
            <text:p>(140 g/</text:p>
            <text:p>5.0 oz)</text:p>
          </table:table-cell>
          <table:table-cell table:style-name="ce3" office:value-type="float" office:value="100" calcext:value-type="float">
            <text:p>100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Tangerine</text:p>
            <text:p>1 medium</text:p>
            <text:p>(109 g/</text:p>
            <text:p>3.9 oz)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5">
          <table:table-cell table:number-columns-repeated="3"/>
          <table:table-cell table:style-name="ce2" office:value-type="string" calcext:value-type="string">
            <text:p>Watermelon</text:p>
            <text:p>1/18 medium melon;</text:p>
            <text:p>2 cups diced pieces</text:p>
            <text:p>(280 g/</text:p>
            <text:p>10.0 oz)</text:p>
          </table:table-cell>
          <table:table-cell table:style-name="ce3" office:value-type="float" office:value="80" calcext:value-type="float">
            <text:p>80</text:p>
          </table:table-cell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5T06:11:56.241000000</meta:creation-date>
    <dc:date>2022-10-25T06:20:10.537000000</dc:date>
    <meta:editing-duration>PT8M23S</meta:editing-duration>
    <meta:editing-cycles>1</meta:editing-cycles>
    <meta:document-statistic meta:table-count="1" meta:cell-count="80" meta:object-count="0"/>
    <meta:generator>LibreOffice/7.3.4.2$Windows_X86_64 LibreOffice_project/728fec16bd5f605073805c3c9e7c4212a0120dc5</meta:generator>
  </office:meta>
</office:document-meta>
</file>